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01ae" style:text-blinking="false" fo:background-color="transparent"/>
    </style:style>
    <style:style style:name="P3" style:family="paragraph" style:parent-style-name="Standard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01ae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69ec9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eb4c3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626a3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63362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officeooo:rsid="00669ec9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669ec9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5">8</text:span><text:span text:style-name="T1">.</text:span><text:span text:style-name="T4">1</text:span><text:span text:style-name="T2">.</text:span><text:span text:style-name="T6">4</text:span><text:span text:style-name="T3">.</text:span><text:span text:style-name="T7">2</text:span><text:span text:style-name="T4">.</text:span><text:span text:style-name="T1"> </text:span><text:span text:style-name="T6">L</text:span><text:span text:style-name="T5">udo </text:span><text:span text:style-name="T6">loco</text:span><text:span text:style-name="T5">, toma </text:span><text:span text:style-name="T7">2</text:span></text:p>
      <text:p text:style-name="P4"/>
      <text:p text:style-name="P4"><text:span text:style-name="T9">C</text:span>ompletá el programa para lograr el mismo tablero que en la actividad <text:span text:style-name="T10">“</text:span><text:span text:style-name="T11">Ludo loco, toma 1”</text:span><text:span text:style-name="T9">, o sea, el siguiente tablero (mostrado con y sin vestimenta):</text:span> </text:p>
      <text:p text:style-name="P3"><text:bookmark text:name="docs-internal-guid-eb2c7d69-0c30-0709-253b-62948151737e"/><draw:frame draw:style-name="fr1" draw:name="Image1" text:anchor-type="as-char" svg:width="3.895cm" svg:height="3.958cm" draw:z-index="0"><draw:image xlink:href="https://lh3.googleusercontent.com/OelouyhpUcZLOYw2Ut0qHAMTB8OEKodiC6MTOO6hR21qmZLWyIJDALbXelR1IzO4K5KwaXK1GWD5VJ2dhn-msRXoAtQS6yxoQKYipzC58u4e4G4kLxMEz33RXPcN_TyCxybzhud3" xlink:type="simple" xlink:show="embed" xlink:actuate="onLoad"/></draw:frame> <text:s text:c="10"/><draw:frame draw:style-name="fr1" draw:name="Image2" text:anchor-type="as-char" svg:width="3.874cm" svg:height="3.958cm" draw:z-index="1"><draw:image xlink:href="https://lh5.googleusercontent.com/DF5AvE1Nq-tuI7DmVNHyzyaLeFeAgS9I6LUotQKTTfbnWgz3Sjkhvk-H2LCoc1kqQGQs5vmn22uyf5QtxJ6xCuju4Px6TgPzVShTh5FWAt5biSn12TGj4h5NoxCtqYIylRxjPw2v" xlink:type="simple" xlink:show="embed" xlink:actuate="onLoad"/></draw:frame> </text:p>
      <text:p text:style-name="P4">La diferencia es que esta vez solamente vas a poder definir un único procedimiento para dibujar <text:span text:style-name="T9">cuadrados</text:span>, pero con más de un parámetro.</text:p>
      <text:p text:style-name="P4">Acordate que pasar argumentos es una forma de indicarle a un comando con qué dato queremos que trabaje, y tené en cuenta que la cantidad y orden de los argumentos debe coincidir con la cantidad y orden de los parámetros.</text:p>
      <text:p text:style-name="P5"><text:span text:style-name="T8">Podés dibujar cuadrados de cualquier color y cualquier tamaño con un único procedimiento para dibujar cuadrados. Probá otras combinaciones de tamaños y colores; tené en cuenta que para eso también vas a tener que modificar los procedimientos de posicionamiento: fijate que tendrías que cambiar los argumentos que se utilizan en cada uno de ellos. ¿Cuántos procedimientos harían falta si el color no estuviese parametrizado pero la longitud sí?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0-11T13:09:16.615000000</dc:date>
    <meta:editing-duration>PT4H26M50S</meta:editing-duration>
    <meta:editing-cycles>72</meta:editing-cycles>
    <meta:generator>LibreOffice/4.2.5.2$Windows_x86 LibreOffice_project/6ff819b65674ae6c83f3cbab9e4a4c2b292a7a94</meta:generator>
    <meta:document-statistic meta:table-count="0" meta:image-count="2" meta:object-count="0" meta:page-count="1" meta:paragraph-count="6" meta:word-count="163" meta:character-count="998" meta:non-whitespace-character-count="827"/>
  </office:meta>
</office:document-meta>
</file>